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Inconsolata" svg:font-family="Inconsolata"/>
    <style:font-face style:name="Verdana" svg:font-family="Verdana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7.94pt"/>
    </style:style>
    <style:style style:name="co2" style:family="table-column">
      <style:table-column-properties fo:break-before="auto" style:column-width="174.36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68.66pt"/>
    </style:style>
    <style:style style:name="co5" style:family="table-column">
      <style:table-column-properties fo:break-before="auto" style:column-width="265.29pt"/>
    </style:style>
    <style:style style:name="co6" style:family="table-column">
      <style:table-column-properties fo:break-before="auto" style:column-width="115.34pt"/>
    </style:style>
    <style:style style:name="co7" style:family="table-column">
      <style:table-column-properties fo:break-before="auto" style:column-width="118.74pt"/>
    </style:style>
    <style:style style:name="co8" style:family="table-column">
      <style:table-column-properties fo:break-before="auto" style:column-width="106.24pt"/>
    </style:style>
    <style:style style:name="co9" style:family="table-column">
      <style:table-column-properties fo:break-before="auto" style:column-width="150.01pt"/>
    </style:style>
    <style:style style:name="co10" style:family="table-column">
      <style:table-column-properties fo:break-before="auto" style:column-width="120.16pt"/>
    </style:style>
    <style:style style:name="co11" style:family="table-column">
      <style:table-column-properties fo:break-before="auto" style:column-width="70.16pt"/>
    </style:style>
    <style:style style:name="co12" style:family="table-column">
      <style:table-column-properties fo:break-before="auto" style:column-width="113.9pt"/>
    </style:style>
    <style:style style:name="co13" style:family="table-column">
      <style:table-column-properties fo:break-before="auto" style:column-width="115.99pt"/>
    </style:style>
    <style:style style:name="co14" style:family="table-column">
      <style:table-column-properties fo:break-before="auto" style:column-width="109.05pt"/>
    </style:style>
    <style:style style:name="co15" style:family="table-column">
      <style:table-column-properties fo:break-before="auto" style:column-width="126.4pt"/>
    </style:style>
    <style:style style:name="co16" style:family="table-column">
      <style:table-column-properties fo:break-before="auto" style:column-width="132.66pt"/>
    </style:style>
    <style:style style:name="co17" style:family="table-column">
      <style:table-column-properties fo:break-before="auto" style:column-width="113.19pt"/>
    </style:style>
    <style:style style:name="co18" style:family="table-column">
      <style:table-column-properties fo:break-before="auto" style:column-width="131.95pt"/>
    </style:style>
    <style:style style:name="co19" style:family="table-column">
      <style:table-column-properties fo:break-before="auto" style:column-width="122.94pt"/>
    </style:style>
    <style:style style:name="ro1" style:family="table-row">
      <style:table-row-properties style:row-height="69.76pt" fo:break-before="auto" style:use-optimal-row-height="false"/>
    </style:style>
    <style:style style:name="ro2" style:family="table-row">
      <style:table-row-properties style:row-height="75pt" fo:break-before="auto" style:use-optimal-row-height="false"/>
    </style:style>
    <style:style style:name="ro3" style:family="table-row">
      <style:table-row-properties style:row-height="81.01pt" fo:break-before="auto" style:use-optimal-row-height="false"/>
    </style:style>
    <style:style style:name="ro4" style:family="table-row">
      <style:table-row-properties style:row-height="96.75pt" fo:break-before="auto" style:use-optimal-row-height="false"/>
    </style:style>
    <style:style style:name="ro5" style:family="table-row">
      <style:table-row-properties style:row-height="83.25pt" fo:break-before="auto" style:use-optimal-row-height="false"/>
    </style:style>
    <style:style style:name="ro6" style:family="table-row">
      <style:table-row-properties style:row-height="66.76pt" fo:break-before="auto" style:use-optimal-row-height="false"/>
    </style:style>
    <style:style style:name="ro7" style:family="table-row">
      <style:table-row-properties style:row-height="74.24pt" fo:break-before="auto" style:use-optimal-row-height="false"/>
    </style:style>
    <style:style style:name="ro8" style:family="table-row">
      <style:table-row-properties style:row-height="87.76pt" fo:break-before="auto" style:use-optimal-row-height="false"/>
    </style:style>
    <style:style style:name="ro9" style:family="table-row">
      <style:table-row-properties style:row-height="69pt" fo:break-before="auto" style:use-optimal-row-height="false"/>
    </style:style>
    <style:style style:name="ro10" style:family="table-row">
      <style:table-row-properties style:row-height="54pt" fo:break-before="auto" style:use-optimal-row-height="false"/>
    </style:style>
    <style:style style:name="ro11" style:family="table-row">
      <style:table-row-properties style:row-height="58.51pt" fo:break-before="auto" style:use-optimal-row-height="false"/>
    </style:style>
    <style:style style:name="ro12" style:family="table-row">
      <style:table-row-properties style:row-height="61.51pt" fo:break-before="auto" style:use-optimal-row-height="false"/>
    </style:style>
    <style:style style:name="ro13" style:family="table-row">
      <style:table-row-properties style:row-height="60.75pt" fo:break-before="auto" style:use-optimal-row-height="false"/>
    </style:style>
    <style:style style:name="ro14" style:family="table-row">
      <style:table-row-properties style:row-height="65.25pt" fo:break-before="auto" style:use-optimal-row-height="false"/>
    </style:style>
    <style:style style:name="ro15" style:family="table-row">
      <style:table-row-properties style:row-height="56.24pt" fo:break-before="auto" style:use-optimal-row-height="false"/>
    </style:style>
    <style:style style:name="ro16" style:family="table-row">
      <style:table-row-properties style:row-height="63.01pt" fo:break-before="auto" style:use-optimal-row-height="false"/>
    </style:style>
    <style:style style:name="ro17" style:family="table-row">
      <style:table-row-properties style:row-height="72pt" fo:break-before="auto" style:use-optimal-row-height="false"/>
    </style:style>
    <style:style style:name="ro18" style:family="table-row">
      <style:table-row-properties style:row-height="57.74pt" fo:break-before="auto" style:use-optimal-row-height="false"/>
    </style:style>
    <style:style style:name="ro19" style:family="table-row">
      <style:table-row-properties style:row-height="73.5pt" fo:break-before="auto" style:use-optimal-row-height="false"/>
    </style:style>
    <style:style style:name="ro20" style:family="table-row">
      <style:table-row-properties style:row-height="15.76pt" fo:break-before="auto" style:use-optimal-row-height="false"/>
    </style:style>
    <style:style style:name="ro21" style:family="table-row">
      <style:table-row-properties style:row-height="12.81pt" fo:break-before="auto" style:use-optimal-row-height="true"/>
    </style:style>
    <style:style style:name="ro22" style:family="table-row">
      <style:table-row-properties style:row-height="67.49pt" fo:break-before="auto" style:use-optimal-row-height="false"/>
    </style:style>
    <style:style style:name="ro23" style:family="table-row">
      <style:table-row-properties style:row-height="75.74pt" fo:break-before="auto" style:use-optimal-row-height="false"/>
    </style:style>
    <style:style style:name="ta1" style:family="table" style:master-page-name="PageStyle_5f_TestCases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d9ead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Verdana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Verdana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Arial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top"/>
      <style:paragraph-properties fo:text-align="start" fo:margin-left="0pt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style:rotation-align="none" style:vertical-align="top"/>
      <style:paragraph-properties fo:text-align="start" fo:margin-left="0pt"/>
    </style:style>
    <style:style style:name="ce63" style:family="table-cell" style:parent-style-name="Default">
      <style:table-cell-properties style:text-align-source="fix" style:repeat-content="false" style:rotation-align="none" style:vertical-align="top"/>
      <style:paragraph-properties fo:text-align="start" fo:margin-left="0pt"/>
      <style:text-properties fo:color="#000000" style:text-outline="false" style:text-line-through-style="none" style:text-line-through-type="none" style:font-name="Verdan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fo:wrap-option="wrap" fo:border="0.74pt solid #000000" style:rotation-align="none" style:vertical-align="top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top"/>
      <style:paragraph-properties fo:text-align="start" fo:margin-left="0pt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top"/>
      <style:paragraph-properties fo:text-align="start" fo:margin-left="0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top"/>
      <style:paragraph-properties fo:text-align="start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93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94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95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bottom"/>
      <style:paragraph-properties fo:text-align="center" fo:margin-left="0pt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105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pt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2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3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4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  <style:map style:condition="cell-content-is-between(0,25)" style:apply-style-name="ConditionalStyle_5f_2" style:base-cell-address="Results.I2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Verdana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Verdana" fo:font-size="9pt" style:font-size-asian="9pt" style:font-size-complex="9pt"/>
    </style:style>
    <style:style style:name="T5" style:family="text">
      <style:text-properties fo:color="#000000" style:font-name="Verdan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Case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1014" table:default-cell-style-name="ce6"/>
        <table:table-row table:style-name="ro1">
          <table:table-cell table:style-name="ce1" office:value-type="string" calcext:value-type="string">
            <text:p>Test Suite/Scenario</text:p>
          </table:table-cell>
          <table:table-cell table:style-name="ce1" office:value-type="string" calcext:value-type="string">
            <text:p>TestCaseID - Title</text:p>
          </table:table-cell>
          <table:table-cell table:style-name="ce12" office:value-type="string" calcext:value-type="string">
            <text:p>Priority</text:p>
          </table:table-cell>
          <table:table-cell table:style-name="ce12" office:value-type="string" calcext:value-type="string">
            <text:p>input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ass/Fail/Blocked</text:p>
          </table:table-cell>
          <table:table-cell table:style-name="ce1" office:value-type="string" calcext:value-type="string">
            <text:p>BUG ID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 table:number-columns-spanned="1" table:number-rows-spanned="3">
            <text:p>Intefata Login</text:p>
          </table:table-cell>
          <table:table-cell table:style-name="ce45" office:value-type="string" calcext:value-type="string">
            <text:p> TC01 </text:p>
            <text:p> Logare cu user și parolă valide</text:p>
            <text:p/>
          </table:table-cell>
          <table:table-cell table:style-name="ce13" office:value-type="string" calcext:value-type="string">
            <text:p>P1</text:p>
          </table:table-cell>
          <table:table-cell table:style-name="ce54" office:value-type="string" calcext:value-type="string">
            <text:p><text:span text:style-name="T2">secret_sauce,</text:span></text:p>
            <text:p><text:span text:style-name="T2">problem_user</text:span></text:p>
            <text:p/>
          </table:table-cell>
          <table:table-cell table:style-name="ce62" office:value-type="string" calcext:value-type="string">
            <text:p>1. Deschide Aplicatia: <text:a xlink:href="http://www.soucedemo.com/" xlink:type="simple">www.soucedemo.com</text:a></text:p>
            <text:p>2. Introdu in campul Username: standard_user</text:p>
            <text:p>3. Introdu in campul Password: secret_sauce</text:p>
            <text:p>4. Apasa pe butonul Login</text:p>
            <text:p/>
            <text:p/>
          </table:table-cell>
          <table:table-cell table:style-name="ce65" office:value-type="string" calcext:value-type="string">
            <text:p><text:span text:style-name="T2">secret_sauce,</text:span></text:p>
            <text:p><text:span text:style-name="T2">problem_user</text:span></text:p>
            <text:p/>
          </table:table-cell>
          <table:table-cell table:style-name="ce69" office:value-type="string" calcext:value-type="string">
            <text:p>Acces pagina principala</text:p>
          </table:table-cell>
          <table:table-cell table:style-name="ce70" office:value-type="string" calcext:value-type="string">
            <text:p>Acces pagina principala</text:p>
          </table:table-cell>
          <table:table-cell table:style-name="ce91" office:value-type="string" calcext:value-type="string">
            <text:p>Pass</text:p>
          </table:table-cell>
          <table:table-cell table:style-name="ce29"/>
          <table:table-cell table:number-columns-repeated="1014"/>
        </table:table-row>
        <table:table-row table:style-name="ro3">
          <table:covered-table-cell table:style-name="ce7"/>
          <table:table-cell table:style-name="ce8" office:value-type="string" calcext:value-type="string">
            <text:p>TC02  </text:p>
            <text:p>Logare cu user valid și parolă invalidă</text:p>
          </table:table-cell>
          <table:table-cell table:style-name="ce13" office:value-type="string" calcext:value-type="string">
            <text:p>p1</text:p>
          </table:table-cell>
          <table:table-cell table:style-name="ce47" office:value-type="string" calcext:value-type="string">
            <text:p><text:span text:style-name="T2">Lebron_j,</text:span></text:p>
            <text:p><text:span text:style-name="T2">problem_user</text:span></text:p>
          </table:table-cell>
          <table:table-cell table:style-name="ce63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problem_user</text:span></text:p>
            <text:p><text:span text:style-name="T1">3. Introdu in campul Password: </text:span><text:span text:style-name="T4">Lebron_j</text:span></text:p>
            <text:p><text:span text:style-name="T1">4. Apasa pe butonul Login</text:span></text:p>
          </table:table-cell>
          <table:table-cell table:style-name="ce79" office:value-type="string" calcext:value-type="string">
            <text:p><text:span text:style-name="T2">Lebron_j,</text:span></text:p>
            <text:p><text:span text:style-name="T2">problem_user</text:span></text:p>
          </table:table-cell>
          <table:table-cell table:style-name="ce70" office:value-type="string" calcext:value-type="string">
            <text:p>Error message:</text:p>
            <text:p>“Epic sadface: Username and password do not match any user in this service”</text:p>
          </table:table-cell>
          <table:table-cell table:style-name="ce70" office:value-type="string" calcext:value-type="string">
            <text:p><text:span text:style-name="T5">Error message:</text:span></text:p>
            <text:p><text:span text:style-name="T5">“Epic sadface: Username and password do not match any user in this service”</text:span></text:p>
          </table:table-cell>
          <table:table-cell table:style-name="ce91" office:value-type="string" calcext:value-type="string">
            <text:p>Pass</text:p>
          </table:table-cell>
          <table:table-cell table:style-name="ce29"/>
          <table:table-cell table:number-columns-repeated="1014"/>
        </table:table-row>
        <table:table-row table:style-name="ro4">
          <table:covered-table-cell table:style-name="ce7"/>
          <table:table-cell table:style-name="ce9" office:value-type="string" calcext:value-type="string">
            <text:p>TC03 </text:p>
            <text:p>Logare cu user invalid și parolă validă</text:p>
          </table:table-cell>
          <table:table-cell table:style-name="ce13" office:value-type="string" calcext:value-type="string">
            <text:p>p1</text:p>
          </table:table-cell>
          <table:table-cell table:style-name="ce55" office:value-type="string" calcext:value-type="string">
            <text:p><text:span text:style-name="T2">secret_sauce,</text:span></text:p>
            <text:p><text:span text:style-name="T2">Lebron_j</text:span></text:p>
          </table:table-cell>
          <table:table-cell table:style-name="ce63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</text:span><text:span text:style-name="T4">Lebron_j</text:span></text:p>
            <text:p><text:span text:style-name="T1">3. Introdu in campul Password: secret_sauce</text:span></text:p>
            <text:p><text:span text:style-name="T1">4. Apasa pe butonul Login</text:span></text:p>
            <text:p/>
          </table:table-cell>
          <table:table-cell table:style-name="ce65" office:value-type="string" calcext:value-type="string">
            <text:p><text:span text:style-name="T3">secret_sauce,</text:span></text:p>
            <text:p><text:span text:style-name="T3">Lebron_j</text:span></text:p>
            <text:p/>
          </table:table-cell>
          <table:table-cell table:style-name="ce85" office:value-type="string" calcext:value-type="string">
            <text:p><text:span text:style-name="T5">Error message:</text:span></text:p>
            <text:p><text:span text:style-name="T5">“Epic sadface: Username and password do not match any user in this service”</text:span></text:p>
          </table:table-cell>
          <table:table-cell table:style-name="ce85" office:value-type="string" calcext:value-type="string">
            <text:p><text:span text:style-name="T5">Error message:</text:span></text:p>
            <text:p><text:span text:style-name="T5">“Epic sadface: Username and password do not match any user in this service”</text:span></text:p>
          </table:table-cell>
          <table:table-cell table:style-name="ce91" office:value-type="string" calcext:value-type="string">
            <text:p>Pass</text:p>
          </table:table-cell>
          <table:table-cell table:style-name="ce29"/>
          <table:table-cell table:number-columns-repeated="1014"/>
        </table:table-row>
        <table:table-row table:style-name="ro3">
          <table:table-cell table:style-name="ce3"/>
          <table:table-cell table:style-name="ce8" office:value-type="string" calcext:value-type="string">
            <text:p>TC04</text:p>
            <text:p>Logare cu user și parolă invalid</text:p>
          </table:table-cell>
          <table:table-cell table:style-name="ce13" office:value-type="string" calcext:value-type="string">
            <text:p>p1</text:p>
          </table:table-cell>
          <table:table-cell table:style-name="ce55" office:value-type="string" calcext:value-type="string">
            <text:p><text:span text:style-name="T2">Alex_M,</text:span></text:p>
            <text:p><text:span text:style-name="T2">Lebron_j</text:span></text:p>
          </table:table-cell>
          <table:table-cell table:style-name="ce63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</text:span><text:span text:style-name="T4">Lebron_j</text:span></text:p>
            <text:p><text:span text:style-name="T1">3. Introdu in campul Password: Alex_M</text:span></text:p>
            <text:p><text:span text:style-name="T1">4. Apasa pe butonul Login</text:span></text:p>
            <text:p/>
          </table:table-cell>
          <table:table-cell table:style-name="ce65" office:value-type="string" calcext:value-type="string">
            <text:p/>
            <text:p><text:span text:style-name="T3">Alex_M,</text:span></text:p>
            <text:p><text:span text:style-name="T3">Lebron_j</text:span></text:p>
          </table:table-cell>
          <table:table-cell table:style-name="ce85" office:value-type="string" calcext:value-type="string">
            <text:p><text:span text:style-name="T5">Error message:</text:span></text:p>
            <text:p><text:span text:style-name="T5">“Epic sadface: Username and password do not match any user in this service”</text:span></text:p>
          </table:table-cell>
          <table:table-cell table:style-name="ce26" office:value-type="string" calcext:value-type="string">
            <text:p><text:span text:style-name="T5">Error message:</text:span></text:p>
            <text:p><text:span text:style-name="T5">“Epic sadface: Username and password do not match any user in this service”</text:span></text:p>
          </table:table-cell>
          <table:table-cell table:style-name="ce91" office:value-type="string" calcext:value-type="string">
            <text:p>Pass</text:p>
          </table:table-cell>
          <table:table-cell table:style-name="ce29"/>
          <table:table-cell table:number-columns-repeated="1014"/>
        </table:table-row>
        <table:table-row table:style-name="ro5">
          <table:table-cell table:style-name="ce3"/>
          <table:table-cell table:style-name="ce8" office:value-type="string" calcext:value-type="string">
            <text:p>TC05 </text:p>
            <text:p>Logare cu user gol și parolă validă</text:p>
          </table:table-cell>
          <table:table-cell table:style-name="ce13" office:value-type="string" calcext:value-type="string">
            <text:p>p1</text:p>
          </table:table-cell>
          <table:table-cell table:style-name="ce56" office:value-type="string" calcext:value-type="string">
            <text:p>secret_sauce</text:p>
          </table:table-cell>
          <table:table-cell table:style-name="ce55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</text:span></text:p>
            <text:p><text:span text:style-name="T1">3. Introdu in campul Password: secret_sauce</text:span></text:p>
            <text:p><text:span text:style-name="T1">4. Apasa pe butonul Login</text:span></text:p>
          </table:table-cell>
          <table:table-cell table:style-name="ce57" office:value-type="string" calcext:value-type="string">
            <text:p>secret_sauce</text:p>
          </table:table-cell>
          <table:table-cell table:style-name="ce70" office:value-type="string" calcext:value-type="string">
            <text:p>Error message:</text:p>
            <text:p> “Epic sadface: Username is required”</text:p>
          </table:table-cell>
          <table:table-cell table:style-name="ce90" office:value-type="string" calcext:value-type="string">
            <text:p><text:span text:style-name="T5">Error message:</text:span></text:p>
            <text:p><text:span text:style-name="T5"> “Epic sadface: Username is required”</text:span></text:p>
          </table:table-cell>
          <table:table-cell table:style-name="ce27" office:value-type="string" calcext:value-type="string">
            <text:p>Pass</text:p>
          </table:table-cell>
          <table:table-cell table:style-name="ce29"/>
          <table:table-cell table:number-columns-repeated="1014"/>
        </table:table-row>
        <table:table-row table:style-name="ro5">
          <table:table-cell table:style-name="ce3"/>
          <table:table-cell table:style-name="ce8" office:value-type="string" calcext:value-type="string">
            <text:p>TC06 </text:p>
            <text:p>Logare cu user valid și parolă goală</text:p>
          </table:table-cell>
          <table:table-cell table:style-name="ce13" office:value-type="string" calcext:value-type="string">
            <text:p>p1</text:p>
          </table:table-cell>
          <table:table-cell table:style-name="ce57" office:value-type="string" calcext:value-type="string">
            <text:p>problem_user</text:p>
          </table:table-cell>
          <table:table-cell table:style-name="ce57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problem_user</text:span></text:p>
            <text:p><text:span text:style-name="T1">3. Introdu in campul Password: </text:span></text:p>
            <text:p><text:span text:style-name="T1">4. Apasa pe butonul Login</text:span></text:p>
          </table:table-cell>
          <table:table-cell table:style-name="ce57" office:value-type="string" calcext:value-type="string">
            <text:p>problem_user</text:p>
          </table:table-cell>
          <table:table-cell table:style-name="ce70" office:value-type="string" calcext:value-type="string">
            <text:p>Error message: <text:s/>“Epic sadface: Password is required”</text:p>
          </table:table-cell>
          <table:table-cell table:style-name="ce90" office:value-type="string" calcext:value-type="string">
            <text:p>Error message: <text:s/>“Epic sadface: Password is required”</text:p>
          </table:table-cell>
          <table:table-cell table:style-name="ce27" office:value-type="string" calcext:value-type="string">
            <text:p>Pass</text:p>
          </table:table-cell>
          <table:table-cell table:style-name="ce29"/>
          <table:table-cell table:number-columns-repeated="1014"/>
        </table:table-row>
        <table:table-row table:style-name="ro6">
          <table:table-cell table:style-name="ce4"/>
          <table:table-cell table:style-name="ce9" office:value-type="string" calcext:value-type="string">
            <text:p>TC07</text:p>
            <text:p>.Logare cu user și parolă goale</text:p>
          </table:table-cell>
          <table:table-cell table:style-name="ce14" office:value-type="string" calcext:value-type="string">
            <text:p>p1</text:p>
          </table:table-cell>
          <table:table-cell table:style-name="ce58"/>
          <table:table-cell table:style-name="ce57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</text:span></text:p>
            <text:p><text:span text:style-name="T1">3. Introdu in campul Password: </text:span></text:p>
            <text:p><text:span text:style-name="T1">4. Apasa pe butonul Login</text:span></text:p>
          </table:table-cell>
          <table:table-cell table:style-name="ce66"/>
          <table:table-cell table:style-name="ce86" office:value-type="string" calcext:value-type="string">
            <text:p><text:span text:style-name="T6">Error message:</text:span></text:p>
            <text:p><text:span text:style-name="T6"> “Epic sadface: </text:span></text:p>
            <text:p><text:span text:style-name="T6">Username is required”</text:span></text:p>
          </table:table-cell>
          <table:table-cell table:style-name="ce86" office:value-type="string" calcext:value-type="string">
            <text:p><text:span text:style-name="T6">Error message:</text:span></text:p>
            <text:p><text:span text:style-name="T6"> “Epic sadface: </text:span></text:p>
            <text:p><text:span text:style-name="T6">Username is </text:span></text:p>
            <text:p><text:span text:style-name="T6">Required”</text:span></text:p>
          </table:table-cell>
          <table:table-cell table:style-name="ce27" office:value-type="string" calcext:value-type="string">
            <text:p>Pass</text:p>
          </table:table-cell>
          <table:table-cell table:style-name="ce30"/>
          <table:table-cell table:number-columns-repeated="1014"/>
        </table:table-row>
        <table:table-row table:style-name="ro7">
          <table:table-cell table:style-name="ce5"/>
          <table:table-cell table:style-name="ce9"/>
          <table:table-cell table:style-name="ce14"/>
          <table:table-cell table:style-name="ce17" office:value-type="string" calcext:value-type="string">
            <text:p/>
            <text:p/>
          </table:table-cell>
          <table:table-cell table:style-name="ce64"/>
          <table:table-cell table:style-name="ce67"/>
          <table:table-cell table:style-name="ce25" table:number-columns-repeated="2"/>
          <table:table-cell table:style-name="ce27"/>
          <table:table-cell table:style-name="ce30"/>
          <table:table-cell table:number-columns-repeated="1014"/>
        </table:table-row>
        <table:table-row table:style-name="ro1">
          <table:table-cell table:style-name="ce25" office:value-type="string" calcext:value-type="string">
            <text:p>Pagina Principala</text:p>
          </table:table-cell>
          <table:table-cell table:style-name="ce8" office:value-type="string" calcext:value-type="string">
            <text:p>TC08 </text:p>
            <text:p>Adăugare produs în coș</text:p>
          </table:table-cell>
          <table:table-cell table:style-name="ce14" office:value-type="string" calcext:value-type="string">
            <text:p>p1</text:p>
          </table:table-cell>
          <table:table-cell table:style-name="ce60" office:value-type="string" calcext:value-type="string">
            <text:p><text:span text:style-name="T2">secret_sauce,</text:span></text:p>
            <text:p><text:span text:style-name="T2">problem_user</text:span></text:p>
            <text:p/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problem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asa butonul “Add to Cart</text:span></text:p>
          </table:table-cell>
          <table:table-cell table:style-name="ce61" office:value-type="string" calcext:value-type="string">
            <text:p><text:span text:style-name="T2">secret_sauce,</text:span></text:p>
            <text:p><text:span text:style-name="T2">problem_user</text:span></text:p>
            <text:p/>
          </table:table-cell>
          <table:table-cell table:style-name="ce72" office:value-type="string" calcext:value-type="string">
            <text:p>Produsul sa fie </text:p>
            <text:p>Adaugat in cos</text:p>
          </table:table-cell>
          <table:table-cell table:style-name="ce72" office:value-type="string" calcext:value-type="string">
            <text:p><text:span text:style-name="T1">Produsul sa fie </text:span></text:p>
            <text:p><text:span text:style-name="T1">Adaugat in cos</text:span></text:p>
          </table:table-cell>
          <table:table-cell table:style-name="ce27" office:value-type="string" calcext:value-type="string">
            <text:p>Pass</text:p>
          </table:table-cell>
          <table:table-cell table:style-name="ce30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TC09 </text:p>
            <text:p>Adăugare 6 produse în coș</text:p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2">secret_sauce,</text:span></text:p>
            <text:p><text:span text:style-name="T2">problem_user</text:span></text:p>
            <text:p/>
          </table:table-cell>
          <table:table-cell table:style-name="ce64" office:value-type="string" calcext:value-type="string">
            <text:p/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</text:span><text:span text:style-name="T4">problem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dauga 6 produse in cos apansd butonul “Add to chart” pentru fiecare </text:span></text:p>
          </table:table-cell>
          <table:table-cell table:style-name="ce61" office:value-type="string" calcext:value-type="string">
            <text:p><text:span text:style-name="T2">secret_sauce,</text:span></text:p>
            <text:p><text:span text:style-name="T2">problem_user</text:span></text:p>
            <text:p/>
          </table:table-cell>
          <table:table-cell table:style-name="ce72" office:value-type="string" calcext:value-type="string">
            <text:p>Cele 6 produse sa fie</text:p>
            <text:p>Prezente in cos</text:p>
          </table:table-cell>
          <table:table-cell table:style-name="ce72" office:value-type="string" calcext:value-type="string">
            <text:p>Cele 6 produse sunt </text:p>
            <text:p>Cos</text:p>
          </table:table-cell>
          <table:table-cell table:style-name="ce27" office:value-type="string" calcext:value-type="string">
            <text:p>Pass</text:p>
          </table:table-cell>
          <table:table-cell table:style-name="ce99"/>
          <table:table-cell table:number-columns-repeated="1014"/>
        </table:table-row>
        <table:table-row table:style-name="ro9">
          <table:table-cell table:style-name="ce5"/>
          <table:table-cell table:style-name="ce10" office:value-type="string" calcext:value-type="string">
            <text:p>TC10</text:p>
            <text:p>Sortare produse descrescător</text:p>
            <text:p/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2">Problem_user</text:span></text:p>
            <text:p/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 </text:span><text:span text:style-name="T4">problem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sa butonul “Filtrare”</text:span></text:p>
            <text:p><text:span text:style-name="T1">7.Filtreaza dupa: Price (high to low)</text:span>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2">Problem_user</text:span></text:p>
            <text:p/>
          </table:table-cell>
          <table:table-cell table:style-name="ce72" office:value-type="string" calcext:value-type="string">
            <text:p>Produsele sa fie aranjate </text:p>
            <text:p>In ordine descrescatoare</text:p>
            <text:p>In functie de pret</text:p>
          </table:table-cell>
          <table:table-cell table:style-name="ce72" office:value-type="string" calcext:value-type="string">
            <text:p>Produsele sunt aranjate</text:p>
            <text:p>In ordine </text:p>
            <text:p>Descrescatoare</text:p>
          </table:table-cell>
          <table:table-cell table:style-name="ce93" office:value-type="string" calcext:value-type="string">
            <text:p>Pass</text:p>
          </table:table-cell>
          <table:table-cell table:style-name="ce30"/>
          <table:table-cell table:number-columns-repeated="1014"/>
        </table:table-row>
        <table:table-row table:style-name="ro1">
          <table:table-cell table:style-name="ce5"/>
          <table:table-cell table:style-name="ce10" office:value-type="string" calcext:value-type="string">
            <text:p>TC11</text:p>
            <text:p>Sortare produse crescător</text:p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2">Problem_user</text:span></text:p>
            <text:p/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 </text:span><text:span text:style-name="T4">problem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sa butonul “Filtrare”</text:span></text:p>
            <text:p><text:span text:style-name="T1">7.Filtreaza dupa: Price (low to high)</text:span>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2">Problem_user</text:span></text:p>
            <text:p/>
          </table:table-cell>
          <table:table-cell table:style-name="ce72" office:value-type="string" calcext:value-type="string">
            <text:p><text:span text:style-name="T1">Produsele sa fie anrajate</text:span></text:p>
            <text:p><text:span text:style-name="T1">In ordine crescatoare</text:span></text:p>
            <text:p><text:span text:style-name="T1">In functie de pret</text:span></text:p>
          </table:table-cell>
          <table:table-cell table:style-name="ce72" office:value-type="string" calcext:value-type="string">
            <text:p><text:span text:style-name="T1">Produsele sunt aranjate</text:span></text:p>
            <text:p><text:span text:style-name="T1">In ordine crescatoare</text:span></text:p>
          </table:table-cell>
          <table:table-cell table:style-name="ce93" office:value-type="string" calcext:value-type="string">
            <text:p>Pass</text:p>
          </table:table-cell>
          <table:table-cell table:style-name="ce30"/>
          <table:table-cell table:number-columns-repeated="1014"/>
        </table:table-row>
        <table:table-row table:style-name="ro9">
          <table:table-cell table:style-name="ce5"/>
          <table:table-cell table:style-name="ce10" office:value-type="string" calcext:value-type="string">
            <text:p>TC12</text:p>
            <text:p>Sortare produse A-Z</text:p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3">problem_user</text:span></text:p>
            <text:p/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problem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sa butonul “Filtrare”</text:span></text:p>
            <text:p><text:span text:style-name="T1">7.Filtreaza dupa: Name (A to Z)</text:span>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3">problem_user</text:span></text:p>
            <text:p/>
          </table:table-cell>
          <table:table-cell table:style-name="ce72" office:value-type="string" calcext:value-type="string">
            <text:p>Produsele sa fie aranjate</text:p>
            <text:p>In ordine alfabetica de la </text:p>
            <text:p>A-Z</text:p>
            <text:p/>
          </table:table-cell>
          <table:table-cell table:style-name="ce98" office:value-type="string" calcext:value-type="string">
            <text:p><text:span text:style-name="T6">Prosudele se aranjeaza in ordine </text:span></text:p>
            <text:p><text:span text:style-name="T6">Alfabetica de la A-Z</text:span></text:p>
          </table:table-cell>
          <table:table-cell table:style-name="ce94" office:value-type="string" calcext:value-type="string">
            <text:p>Pass</text:p>
          </table:table-cell>
          <table:table-cell table:style-name="ce30"/>
          <table:table-cell table:number-columns-repeated="1014"/>
        </table:table-row>
        <table:table-row table:style-name="ro10">
          <table:table-cell table:style-name="ce5"/>
          <table:table-cell table:style-name="ce10" office:value-type="string" calcext:value-type="string">
            <text:p>TC13</text:p>
            <text:p>Sortare produse Z-A</text:p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2">problem_user</text:span></text:p>
            <text:p/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peoblem_user</text:span></text:p>
            <text:p><text:span text:style-name="T1">3. Introdu in campul Password: secret_so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sa butonul “Filtrare”</text:span></text:p>
            <text:p><text:span text:style-name="T1">7.Filtreaza dupa: Name (Z to A)</text:span>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2">problem_user</text:span></text:p>
            <text:p/>
          </table:table-cell>
          <table:table-cell table:style-name="ce72" office:value-type="string" calcext:value-type="string">
            <text:p>Produsele sa fie aranjate</text:p>
            <text:p>In ordine alfabetica de la</text:p>
            <text:p>Z-A</text:p>
          </table:table-cell>
          <table:table-cell table:style-name="ce72" office:value-type="string" calcext:value-type="string">
            <text:p><text:span text:style-name="T1">Produsele se areanjeaza</text:span></text:p>
            <text:p><text:span text:style-name="T1"> In ordine </text:span></text:p>
            <text:p><text:span text:style-name="T1">Alfabetica de la Z-A</text:span></text:p>
          </table:table-cell>
          <table:table-cell table:style-name="ce95" office:value-type="string" calcext:value-type="string">
            <text:p>Pass</text:p>
          </table:table-cell>
          <table:table-cell table:style-name="ce30"/>
          <table:table-cell table:number-columns-repeated="1014"/>
        </table:table-row>
        <table:table-row table:style-name="ro11">
          <table:table-cell table:style-name="ce5"/>
          <table:table-cell table:style-name="ce10" office:value-type="string" calcext:value-type="string">
            <text:p>TC14</text:p>
            <text:p>Inlaturare produs din cos</text:p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2">problem_user</text:span></text:p>
            <text:p/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problem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asa butonul “Add to cart”</text:span></text:p>
            <text:p><text:span text:style-name="T1">7.Apasa butonul “Remove”</text:span>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2">problem_user</text:span></text:p>
            <text:p/>
          </table:table-cell>
          <table:table-cell table:style-name="ce72" office:value-type="string" calcext:value-type="string">
            <text:p>Produsul sa fie inlaturat</text:p>
            <text:p>Din cos</text:p>
          </table:table-cell>
          <table:table-cell table:style-name="ce72" office:value-type="string" calcext:value-type="string">
            <text:p>Odata apasat butonul</text:p>
            <text:p>De Remove nu se </text:p>
            <text:p>Intampla nimic</text:p>
          </table:table-cell>
          <table:table-cell table:style-name="ce94" office:value-type="string" calcext:value-type="string">
            <text:p>Pass</text:p>
          </table:table-cell>
          <table:table-cell table:style-name="ce30"/>
          <table:table-cell table:number-columns-repeated="1014"/>
        </table:table-row>
        <table:table-row table:style-name="ro12">
          <table:table-cell table:style-name="ce5"/>
          <table:table-cell table:style-name="ce10" office:value-type="string" calcext:value-type="string">
            <text:p>TC15</text:p>
            <text:p>Inlaturare 6 produse din cos</text:p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3">secret_souce,</text:span></text:p>
            <text:p><text:span text:style-name="T3">standard_user</text:span></text:p>
            <text:p/>
          </table:table-cell>
          <table:table-cell table:style-name="ce10" office:value-type="string" calcext:value-type="string">
            <text:p/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standard_user</text:span></text:p>
            <text:p><text:span text:style-name="T1">3. Introdu in campul Password: secret_so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dauga 6 produse in cos apansd butonul “Add to chart” pentru fiecare </text:span></text:p>
            <text:p><text:span text:style-name="T1">7.Inlatura cele 6 produse apasand butounul “Remove” pentru fiecare</text:span></text:p>
          </table:table-cell>
          <table:table-cell table:style-name="ce68" office:value-type="string" calcext:value-type="string">
            <text:p><text:span text:style-name="T3">secret_souce,</text:span></text:p>
            <text:p><text:span text:style-name="T3">standard_user</text:span></text:p>
            <text:p/>
          </table:table-cell>
          <table:table-cell table:style-name="ce72" office:value-type="string" calcext:value-type="string">
            <text:p>Produsele sa fie inlaturate</text:p>
            <text:p>Din cos</text:p>
          </table:table-cell>
          <table:table-cell table:style-name="ce72" office:value-type="string" calcext:value-type="string">
            <text:p>Produsle pot fi inlaturate</text:p>
            <text:p>Din cos</text:p>
          </table:table-cell>
          <table:table-cell table:style-name="ce105" office:value-type="string" calcext:value-type="string">
            <text:p>Pass</text:p>
          </table:table-cell>
          <table:table-cell table:style-name="ce30"/>
          <table:table-cell table:number-columns-repeated="1014"/>
        </table:table-row>
        <table:table-row table:style-name="ro13">
          <table:table-cell table:style-name="ce5"/>
          <table:table-cell table:style-name="ce10" office:value-type="string" calcext:value-type="string">
            <text:p>TC16</text:p>
            <text:p>Accesare pagină detalii produs prin imagine</text:p>
            <text:p/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3">standard_user</text:span></text:p>
            <text:p/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standard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Click pe poza unui produs</text:span>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3">standard_user</text:span></text:p>
            <text:p/>
          </table:table-cell>
          <table:table-cell table:style-name="ce72" office:value-type="string" calcext:value-type="string">
            <text:p>Pagina detalii produs </text:p>
            <text:p>Trebuie sa fie deschisa</text:p>
          </table:table-cell>
          <table:table-cell table:style-name="ce72" office:value-type="string" calcext:value-type="string">
            <text:p>Pagina poate fi accesata</text:p>
          </table:table-cell>
          <table:table-cell table:style-name="ce105" office:value-type="string" calcext:value-type="string">
            <text:p>Pass</text:p>
          </table:table-cell>
          <table:table-cell table:style-name="ce30"/>
          <table:table-cell table:number-columns-repeated="1014"/>
        </table:table-row>
        <table:table-row table:style-name="ro14">
          <table:table-cell table:style-name="ce5"/>
          <table:table-cell table:style-name="ce10"/>
          <table:table-cell table:style-name="ce14" office:value-type="string" calcext:value-type="string">
            <text:p>p1</text:p>
          </table:table-cell>
          <table:table-cell table:style-name="ce5"/>
          <table:table-cell table:style-name="ce10"/>
          <table:table-cell table:style-name="ce5" table:number-columns-repeated="3"/>
          <table:table-cell table:style-name="ce28"/>
          <table:table-cell table:style-name="ce30"/>
          <table:table-cell table:number-columns-repeated="1014"/>
        </table:table-row>
        <table:table-row table:style-name="ro6">
          <table:table-cell table:style-name="ce25" office:value-type="string" calcext:value-type="string">
            <text:p>Coș de Cumpărături</text:p>
          </table:table-cell>
          <table:table-cell table:style-name="ce9" office:value-type="string" calcext:value-type="string">
            <text:p>TC17</text:p>
            <text:p>Accesare buton "Continue Shopping"</text:p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3">standard_user</text:span></text:p>
            <text:p/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standard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asa butonul “Add to cart”</text:span></text:p>
            <text:p><text:span text:style-name="T1">7.Apasa pe cosul de cumparaturi</text:span></text:p>
            <text:p><text:span text:style-name="T1">8.Apasa pe butonul “Continue Shopping”</text:span>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3">standard_user</text:span></text:p>
            <text:p/>
          </table:table-cell>
          <table:table-cell table:style-name="ce72" office:value-type="string" calcext:value-type="string">
            <text:p>Pagina principala trebuie</text:p>
            <text:p>Sa se deschida in urma</text:p>
            <text:p>Executarii pasilor</text:p>
          </table:table-cell>
          <table:table-cell table:style-name="ce72" office:value-type="string" calcext:value-type="string">
            <text:p>Pagina principala</text:p>
            <text:p> Se deschide</text:p>
          </table:table-cell>
          <table:table-cell table:style-name="ce105" office:value-type="string" calcext:value-type="string">
            <text:p>Pass</text:p>
          </table:table-cell>
          <table:table-cell table:style-name="ce30"/>
          <table:table-cell table:number-columns-repeated="1014"/>
        </table:table-row>
        <table:table-row table:style-name="ro14">
          <table:table-cell table:style-name="ce5"/>
          <table:table-cell table:style-name="ce8" office:value-type="string" calcext:value-type="string">
            <text:p>TC18</text:p>
            <text:p>Accesare buton "Checkout"</text:p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3">standard_user</text:span></text:p>
            <text:p/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standard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asa butonul “Add to cart”</text:span></text:p>
            <text:p><text:span text:style-name="T1">7.Apasa pe cosul de cumparaturi</text:span></text:p>
            <text:p><text:span text:style-name="T1">8.Apasa pe butonul “Checkout”</text:span>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3">standard_user</text:span></text:p>
            <text:p/>
          </table:table-cell>
          <table:table-cell table:style-name="ce72" office:value-type="string" calcext:value-type="string">
            <text:p>Pagina de Checkout </text:p>
            <text:p>Trebuie sa se deschida</text:p>
            <text:p>In urma executarii pasilor</text:p>
          </table:table-cell>
          <table:table-cell table:style-name="ce72" office:value-type="string" calcext:value-type="string">
            <text:p>Pagina de Check-out</text:p>
            <text:p>Se deschide</text:p>
          </table:table-cell>
          <table:table-cell table:style-name="ce105" office:value-type="string" calcext:value-type="string">
            <text:p>Pass</text:p>
          </table:table-cell>
          <table:table-cell table:style-name="ce30"/>
          <table:table-cell table:number-columns-repeated="1014"/>
        </table:table-row>
        <table:table-row table:style-name="ro12">
          <table:table-cell table:style-name="ce5"/>
          <table:table-cell table:style-name="ce10"/>
          <table:table-cell table:style-name="ce53"/>
          <table:table-cell table:style-name="ce5"/>
          <table:table-cell table:style-name="ce10"/>
          <table:table-cell table:style-name="ce5" table:number-columns-repeated="3"/>
          <table:table-cell table:style-name="ce28"/>
          <table:table-cell table:style-name="ce30"/>
          <table:table-cell table:number-columns-repeated="1014"/>
        </table:table-row>
        <table:table-row table:style-name="ro6">
          <table:table-cell table:style-name="ce43" office:value-type="string" calcext:value-type="string">
            <text:p>Checkout</text:p>
          </table:table-cell>
          <table:table-cell table:style-name="ce8" office:value-type="string" calcext:value-type="string">
            <text:p>TC19</text:p>
            <text:p><text:span text:style-name="T1">Completare câmpuri First Name, Last Name valide si necompletarea campului Zip/Postal Code</text:span></text:p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3">standard_user</text:span></text:p>
            <text:p><text:span text:style-name="T3">Alexandru,</text:span></text:p>
            <text:p><text:span text:style-name="T3">Mihai</text:span></text:p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standard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asa butonul “Add to cart”</text:span></text:p>
            <text:p><text:span text:style-name="T1">7.Apasa pe cosul de cumparaturi</text:span></text:p>
            <text:p><text:span text:style-name="T1">8.Apasa pe butonul “Checkout”</text:span></text:p>
            <text:p><text:span text:style-name="T1">9.Completarea campului First Name valid</text:span></text:p>
            <text:p><text:span text:style-name="T1">10. Completarea campul Last Name valid</text:span></text:p>
            <text:p><text:span text:style-name="T1">11. Necompletarea campului Zip/Postal Code</text:span>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3">standard_user</text:span></text:p>
            <text:p><text:span text:style-name="T3">Alexandru,</text:span></text:p>
            <text:p><text:span text:style-name="T3">Mihai</text:span></text:p>
          </table:table-cell>
          <table:table-cell table:style-name="ce61" office:value-type="string" calcext:value-type="string">
            <text:p><text:span text:style-name="T3">Afisarea mesajul de </text:span></text:p>
            <text:p><text:span text:style-name="T3">Eroare:</text:span></text:p>
            <text:p><text:span text:style-name="T3">Error: Postal Code is</text:span></text:p>
            <text:p><text:span text:style-name="T3"> required</text:span></text:p>
            <text:p/>
          </table:table-cell>
          <table:table-cell table:style-name="ce72" office:value-type="string" calcext:value-type="string">
            <text:p>Se afiseanza </text:p>
            <text:p>Postal Code</text:p>
          </table:table-cell>
          <table:table-cell table:style-name="ce105" office:value-type="string" calcext:value-type="string">
            <text:p>Pass</text:p>
          </table:table-cell>
          <table:table-cell table:style-name="ce30"/>
          <table:table-cell table:number-columns-repeated="1014"/>
        </table:table-row>
        <table:table-row table:style-name="ro15">
          <table:table-cell table:style-name="ce5"/>
          <table:table-cell table:style-name="ce10" office:value-type="string" calcext:value-type="string">
            <text:p>TC20</text:p>
            <text:p>Completare câmpurilor First Name, Zip/Postal Code valide si necompletarea campului Last Name </text:p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3">standard_user</text:span></text:p>
            <text:p><text:span text:style-name="T3">Alexandru,</text:span></text:p>
            <text:p><text:span text:style-name="T3">200058</text:span></text:p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standard_user</text:span></text:p>
            <text:p><text:span text:style-name="T1">3. Introdu in campul Password: secret_so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asa butonul “Add to cart”</text:span></text:p>
            <text:p><text:span text:style-name="T1">7.Apasa pe cosul de cumparaturi</text:span></text:p>
            <text:p><text:span text:style-name="T1">8.Apasa pe butonul “Checkout”</text:span></text:p>
            <text:p><text:span text:style-name="T1">9.Completarea campului First Name valid</text:span></text:p>
            <text:p><text:span text:style-name="T1">10. Completarea campul Last Name valid</text:span></text:p>
            <text:p><text:span text:style-name="T1">11. Necompletarea campului 1. Deschide Aplicatia: </text:span><text:span text:style-name="T1"><text:a xlink:href="http://www.soucedemo.com/" xlink:type="simple">www.soucedemo.com</text:a></text:span></text:p>
            <text:p><text:span text:style-name="T1">2. Introdu in campul Username: standard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asa butonul “Add to cart”</text:span></text:p>
            <text:p><text:span text:style-name="T1">7.Apasa pe cosul de cumparaturi</text:span></text:p>
            <text:p><text:span text:style-name="T1">8.Apasa pe butonul “Checkout”</text:span></text:p>
            <text:p><text:span text:style-name="T1">9.Completarea campului First Name valid</text:span></text:p>
            <text:p><text:span text:style-name="T1">10. Completarea campul Zip/Postal Code valid</text:span></text:p>
            <text:p><text:span text:style-name="T1">11. Necompletarea campului Last Name</text:span>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3">standard_user</text:span></text:p>
            <text:p><text:span text:style-name="T3">Alexandru,</text:span></text:p>
            <text:p><text:span text:style-name="T3">200058</text:span></text:p>
          </table:table-cell>
          <table:table-cell table:style-name="ce5" office:value-type="string" calcext:value-type="string">
            <text:p>Afisarea mesajul de  </text:p>
            <text:p>Eroare:</text:p>
            <text:p>Error: Last Name is</text:p>
            <text:p> required</text:p>
            <text:p/>
          </table:table-cell>
          <table:table-cell table:style-name="ce72" office:value-type="string" calcext:value-type="string">
            <text:p>Last Name is Required </text:p>
            <text:p>Este afisat</text:p>
          </table:table-cell>
          <table:table-cell table:style-name="ce94" office:value-type="string" calcext:value-type="string">
            <text:p>Pass</text:p>
          </table:table-cell>
          <table:table-cell table:style-name="ce30"/>
          <table:table-cell table:number-columns-repeated="1014"/>
        </table:table-row>
        <table:table-row table:style-name="ro12">
          <table:table-cell table:style-name="ce5"/>
          <table:table-cell table:style-name="ce9" office:value-type="string" calcext:value-type="string">
            <text:p>TC21</text:p>
            <text:p>Completare câmpurilor Last Name si Zip/Postal Code valide si necompletarea campului First Name</text:p>
          </table:table-cell>
          <table:table-cell table:style-name="ce14" office:value-type="string" calcext:value-type="string">
            <text:p>p1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3">standard_user</text:span></text:p>
            <text:p><text:span text:style-name="T3">Mihai,</text:span></text:p>
            <text:p><text:span text:style-name="T3">200058</text:span></text:p>
          </table:table-cell>
          <table:table-cell table:style-name="ce10" office:value-type="string" calcext:value-type="string">
            <text:p><text:span text:style-name="T1">1. Deschide Aplicatia: </text:span><text:span text:style-name="T1"><text:a xlink:href="http://www.soucedemo.com/" xlink:type="simple">www.soucedemo.com</text:a></text:span></text:p>
            <text:p><text:span text:style-name="T1">2. Introdu in campul Username: standard_user</text:span></text:p>
            <text:p><text:span text:style-name="T1">3. Introdu in campul Password: secret_so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asa butonul “Add to cart”</text:span></text:p>
            <text:p><text:span text:style-name="T1">7.Apasa pe cosul de cumparaturi</text:span></text:p>
            <text:p><text:span text:style-name="T1">8.Apasa pe butonul “Checkout”</text:span></text:p>
            <text:p><text:span text:style-name="T1">9.Completarea campului First Name valid</text:span></text:p>
            <text:p><text:span text:style-name="T1">10. Completarea campul Last Name valid</text:span></text:p>
            <text:p><text:span text:style-name="T1">11. Necompletarea campului 1. Deschide Aplicatia: </text:span><text:span text:style-name="T1"><text:a xlink:href="http://www.soucedemo.com/" xlink:type="simple">www.soucedemo.com</text:a></text:span></text:p>
            <text:p><text:span text:style-name="T1">2. Introdu in campul Username: standard_user</text:span></text:p>
            <text:p><text:span text:style-name="T1">3. Introdu in campul Password: secret_sauce</text:span></text:p>
            <text:p><text:span text:style-name="T1">4. Apasa pe butonul Login</text:span></text:p>
            <text:p><text:span text:style-name="T1">5. Acesseaza pagina principala</text:span></text:p>
            <text:p><text:span text:style-name="T1">6.Apasa butonul “Add to cart”</text:span></text:p>
            <text:p><text:span text:style-name="T1">7.Apasa pe cosul de cumparaturi</text:span></text:p>
            <text:p><text:span text:style-name="T1">8.Apasa pe butonul “Checkout”</text:span></text:p>
            <text:p><text:span text:style-name="T1">9.Completarea campului Last Name valid</text:span></text:p>
            <text:p><text:span text:style-name="T1">10. Completarea campul Zip/Postal Code valid</text:span></text:p>
            <text:p><text:span text:style-name="T1">11. Necompletarea campului First Name</text:span></text:p>
          </table:table-cell>
          <table:table-cell table:style-name="ce61" office:value-type="string" calcext:value-type="string">
            <text:p><text:span text:style-name="T3">secret_sauce,</text:span></text:p>
            <text:p><text:span text:style-name="T3">standard_user</text:span></text:p>
            <text:p><text:span text:style-name="T3">Mihai,</text:span></text:p>
            <text:p><text:span text:style-name="T3">200058</text:span></text:p>
          </table:table-cell>
          <table:table-cell table:style-name="ce72" office:value-type="string" calcext:value-type="string">
            <text:p><text:span text:style-name="T1">Afisarea mesajul de  </text:span></text:p>
            <text:p>Errore: First Name is </text:p>
            <text:p>Required</text:p>
          </table:table-cell>
          <table:table-cell table:style-name="ce72" office:value-type="string" calcext:value-type="string">
            <text:p>First is is Required</text:p>
            <text:p>Este afisat</text:p>
          </table:table-cell>
          <table:table-cell table:style-name="ce105" office:value-type="string" calcext:value-type="string">
            <text:p>Pass</text:p>
          </table:table-cell>
          <table:table-cell table:style-name="ce30"/>
          <table:table-cell table:number-columns-repeated="1014"/>
        </table:table-row>
        <table:table-row table:style-name="ro16">
          <table:table-cell table:style-name="ce5"/>
          <table:table-cell table:style-name="ce10"/>
          <table:table-cell table:style-name="ce5" table:number-columns-repeated="2"/>
          <table:table-cell table:style-name="ce10"/>
          <table:table-cell table:style-name="ce5"/>
          <table:table-cell table:style-name="ce73"/>
          <table:table-cell table:style-name="ce5"/>
          <table:table-cell table:style-name="ce28"/>
          <table:table-cell table:style-name="ce30"/>
          <table:table-cell table:number-columns-repeated="1014"/>
        </table:table-row>
        <table:table-row table:style-name="ro17">
          <table:table-cell table:style-name="ce5"/>
          <table:table-cell table:style-name="ce10"/>
          <table:table-cell table:style-name="ce5" table:number-columns-repeated="2"/>
          <table:table-cell table:style-name="ce10"/>
          <table:table-cell table:style-name="ce5" table:number-columns-repeated="3"/>
          <table:table-cell table:style-name="ce28"/>
          <table:table-cell table:style-name="ce30"/>
          <table:table-cell table:number-columns-repeated="1014"/>
        </table:table-row>
        <table:table-row table:style-name="ro12">
          <table:table-cell table:style-name="ce5"/>
          <table:table-cell table:style-name="ce10"/>
          <table:table-cell table:style-name="ce5" table:number-columns-repeated="2"/>
          <table:table-cell table:style-name="ce10"/>
          <table:table-cell table:style-name="ce5" table:number-columns-repeated="3"/>
          <table:table-cell table:style-name="ce28"/>
          <table:table-cell table:style-name="ce30"/>
          <table:table-cell table:number-columns-repeated="1014"/>
        </table:table-row>
        <table:table-row table:style-name="ro14">
          <table:table-cell table:style-name="ce5"/>
          <table:table-cell table:style-name="ce10"/>
          <table:table-cell table:style-name="ce5" table:number-columns-repeated="2"/>
          <table:table-cell table:style-name="ce10"/>
          <table:table-cell table:style-name="ce5" table:number-columns-repeated="3"/>
          <table:table-cell table:style-name="ce28"/>
          <table:table-cell table:style-name="ce30"/>
          <table:table-cell table:number-columns-repeated="1014"/>
        </table:table-row>
        <table:table-row table:style-name="ro18">
          <table:table-cell table:style-name="ce5"/>
          <table:table-cell table:style-name="ce10"/>
          <table:table-cell table:style-name="ce5" table:number-columns-repeated="2"/>
          <table:table-cell table:style-name="ce10"/>
          <table:table-cell table:style-name="ce5" table:number-columns-repeated="3"/>
          <table:table-cell table:style-name="ce28"/>
          <table:table-cell table:style-name="ce30"/>
          <table:table-cell table:number-columns-repeated="1014"/>
        </table:table-row>
        <table:table-row table:style-name="ro19">
          <table:table-cell table:style-name="ce5"/>
          <table:table-cell table:style-name="ce10"/>
          <table:table-cell table:style-name="ce5" table:number-columns-repeated="2"/>
          <table:table-cell table:style-name="ce10"/>
          <table:table-cell table:style-name="ce5" table:number-columns-repeated="3"/>
          <table:table-cell table:style-name="ce28"/>
          <table:table-cell table:style-name="ce30"/>
          <table:table-cell table:number-columns-repeated="1014"/>
        </table:table-row>
        <table:table-row table:style-name="ro20" table:number-rows-repeated="189">
          <table:table-cell/>
          <table:table-cell table:style-name="ce11"/>
          <table:table-cell table:number-columns-repeated="2"/>
          <table:table-cell table:style-name="ce11"/>
          <table:table-cell table:number-columns-repeated="4"/>
          <table:table-cell table:style-name="ce31"/>
          <table:table-cell table:number-columns-repeated="1014"/>
        </table:table-row>
        <table:table-row table:style-name="ro20" table:number-rows-repeated="780">
          <table:table-cell table:number-columns-repeated="1024"/>
        </table:table-row>
        <table:table-row table:style-name="ro21" table:number-rows-repeated="1047575">
          <table:table-cell table:number-columns-repeated="1024"/>
        </table:table-row>
        <table:table-row table:style-name="ro21">
          <table:table-cell table:number-columns-repeated="1024"/>
        </table:table-row>
        <calcext:conditional-formats>
          <calcext:conditional-format calcext:target-range-address="TestCases.I2:TestCases.I31">
            <calcext:condition calcext:apply-style-name="ConditionalStyle_1" calcext:value="=&quot;Pass&quot;" calcext:base-cell-address="TestCases.I2"/>
          </calcext:conditional-format>
          <calcext:conditional-format calcext:target-range-address="TestCases.I2:TestCases.I31">
            <calcext:condition calcext:apply-style-name="ConditionalStyle_2" calcext:value="=&quot;Fail&quot;" calcext:base-cell-address="TestCases.I2"/>
          </calcext:conditional-format>
          <calcext:conditional-format calcext:target-range-address="TestCases.I2:TestCases.I31">
            <calcext:condition calcext:apply-style-name="ConditionalStyle_3" calcext:value="contains-text(&quot;Blocked&quot;)" calcext:base-cell-address="TestCases.I2"/>
          </calcext:conditional-format>
        </calcext:conditional-formats>
      </table:table>
      <table:table table:name="Results" table:style-name="ta2"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7" table:default-cell-style-name="ce6"/>
        <table:table-column table:style-name="co19" table:default-cell-style-name="ce6"/>
        <table:table-column table:style-name="co11" table:number-columns-repeated="1015" table:default-cell-style-name="ce6"/>
        <table:table-row table:style-name="ro22">
          <table:table-cell table:style-name="ce32" office:value-type="string" calcext:value-type="string">
            <text:p>Total tests</text:p>
          </table:table-cell>
          <table:table-cell table:style-name="ce32" office:value-type="string" calcext:value-type="string">
            <text:p>Nb of Pass test</text:p>
          </table:table-cell>
          <table:table-cell table:style-name="ce32" office:value-type="string" calcext:value-type="string">
            <text:p>Nb of Failed test</text:p>
          </table:table-cell>
          <table:table-cell table:style-name="ce32" office:value-type="string" calcext:value-type="string">
            <text:p>Nb. Of Blocked tests</text:p>
          </table:table-cell>
          <table:table-cell table:style-name="ce32" office:value-type="string" calcext:value-type="string">
            <text:p>Total test covered</text:p>
          </table:table-cell>
          <table:table-cell table:style-name="ce32" office:value-type="string" calcext:value-type="string">
            <text:p>Blocked Tests%</text:p>
          </table:table-cell>
          <table:table-cell table:style-name="ce32" office:value-type="string" calcext:value-type="string">
            <text:p>Failed test%</text:p>
          </table:table-cell>
          <table:table-cell table:style-name="ce32" office:value-type="string" calcext:value-type="string">
            <text:p>Pass test %</text:p>
          </table:table-cell>
          <table:table-cell table:style-name="ce32" office:value-type="string" calcext:value-type="string">
            <text:p>Total test covered</text:p>
          </table:table-cell>
          <table:table-cell table:number-columns-repeated="1015"/>
        </table:table-row>
        <table:table-row table:style-name="ro23">
          <table:table-cell table:style-name="ce33" table:formula="of:=COUNTIF([$TestCases.B2:.B60];&quot;*&quot;)" office:value-type="float" office:value="21" calcext:value-type="float">
            <text:p>21</text:p>
          </table:table-cell>
          <table:table-cell table:style-name="ce33" table:formula="of:=COUNTIF([$TestCases.I2:.O60];&quot;Pass&quot;)" office:value-type="float" office:value="21" calcext:value-type="float">
            <text:p>21</text:p>
          </table:table-cell>
          <table:table-cell table:style-name="ce33" table:formula="of:=COUNTIF([$TestCases.I2:.I60];&quot;Fail&quot;)" office:value-type="float" office:value="0" calcext:value-type="float">
            <text:p>0</text:p>
          </table:table-cell>
          <table:table-cell table:style-name="ce33" table:formula="of:=COUNTIF([$TestCases.I2:.I60];&quot;Blocked&quot;)" office:value-type="float" office:value="0" calcext:value-type="float">
            <text:p>0</text:p>
          </table:table-cell>
          <table:table-cell table:style-name="ce33" table:formula="of:=[.B2]+[.C2]" office:value-type="float" office:value="21" calcext:value-type="float">
            <text:p>21</text:p>
          </table:table-cell>
          <table:table-cell table:style-name="ce34" table:formula="of:=([.D2]/[.A2])*100" office:value-type="float" office:value="0" calcext:value-type="float">
            <text:p>0.00</text:p>
          </table:table-cell>
          <table:table-cell table:style-name="ce35" table:formula="of:=([.C2]/[.A2])*100" office:value-type="float" office:value="0" calcext:value-type="float">
            <text:p>0.00</text:p>
          </table:table-cell>
          <table:table-cell table:style-name="ce34" table:formula="of:=([.B2]/[.A2])*100" office:value-type="float" office:value="100" calcext:value-type="float">
            <text:p>100.00</text:p>
          </table:table-cell>
          <table:table-cell table:style-name="ce36" table:formula="of:=(([.B2]+[.C2])/[.A2])*100" office:value-type="float" office:value="100" calcext:value-type="float">
            <text:p>100.00</text:p>
          </table:table-cell>
          <table:table-cell table:number-columns-repeated="1015"/>
        </table:table-row>
        <table:table-row table:style-name="ro20" table:number-rows-repeated="998">
          <table:table-cell table:number-columns-repeated="1024"/>
        </table:table-row>
        <table:table-row table:style-name="ro21" table:number-rows-repeated="1047575">
          <table:table-cell table:number-columns-repeated="1024"/>
        </table:table-row>
        <table:table-row table:style-name="ro21">
          <table:table-cell table:number-columns-repeated="1024"/>
        </table:table-row>
        <calcext:conditional-formats>
          <calcext:conditional-format calcext:target-range-address="Results.I2:Results.I2">
            <calcext:condition calcext:apply-style-name="ConditionalStyle_2" calcext:value="between(0,25)" calcext:base-cell-address="Results.I2"/>
          </calcext:conditional-format>
          <calcext:conditional-format calcext:target-range-address="Results.I2:Results.I2">
            <calcext:condition calcext:apply-style-name="ConditionalStyle_3" calcext:value="between(26,50)" calcext:base-cell-address="Results.I2"/>
          </calcext:conditional-format>
          <calcext:conditional-format calcext:target-range-address="Results.I2:Results.I2">
            <calcext:condition calcext:apply-style-name="ConditionalStyle_4" calcext:value="between(51,75)" calcext:base-cell-address="Results.I2"/>
          </calcext:conditional-format>
          <calcext:conditional-format calcext:target-range-address="Results.I2:Results.I2">
            <calcext:condition calcext:apply-style-name="ConditionalStyle_1" calcext:value="between(76,100)" calcext:base-cell-address="Results.I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Inconsolata" svg:font-family="Inconsolata"/>
    <style:font-face style:name="Verdana" svg:font-family="Verdana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38761d"/>
    </style:style>
    <style:style style:name="ConditionalStyle_5f_2" style:display-name="ConditionalStyle_2" style:family="table-cell" style:parent-style-name="Default">
      <style:table-cell-properties fo:background-color="#cc0000"/>
    </style:style>
    <style:style style:name="ConditionalStyle_5f_3" style:display-name="ConditionalStyle_3" style:family="table-cell" style:parent-style-name="Default">
      <style:table-cell-properties fo:background-color="#ea9999"/>
    </style:style>
    <style:style style:name="ConditionalStyle_5f_4" style:display-name="ConditionalStyle_4" style:family="table-cell" style:parent-style-name="Default">
      <style:table-cell-properties fo:background-color="#f1c232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/00/0000</text:date>, <text:time style:data-style-name="N2" text:time-value="22:02:42.8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25-06-02T22:49:42.807000000</dc:date>
    <meta:editing-cycles>8</meta:editing-cycles>
    <meta:editing-duration>PT1H26M21S</meta:editing-duration>
    <meta:generator>Neat_Office/6.2.8.2$Windows_x86 LibreOffice_project/</meta:generator>
    <meta:document-statistic meta:table-count="2" meta:cell-count="200" meta:object-count="0"/>
  </office:meta>
</office:document-meta>
</file>